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2" style:family="paragraph" style:parent-style-name="Heading_20_1" style:list-style-name="WWNum3">
      <style:paragraph-properties fo:break-before="auto" fo:break-after="auto"/>
    </style:style>
    <style:style style:name="P3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000000" style:text-underline-style="none" fo:font-weight="bold" style:font-weight-asian="bold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Sistemes de gestió empresarial</text:span><text:span text:style-name="T2"><text:line-break/></text:span><text:span text:style-name="T3">UD 03. (Presencial) Activitats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Set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6">1. Data d’entrega<text:tab/>2</text:span></text:a></text:p>
          <text:p text:style-name="P13"><text:a xlink:type="simple" xlink:href="#_9maybllx2a09" text:style-name="Index_20_Link" text:visited-style-name="Index_20_Link"><text:span text:style-name="T16">2. Observacions prèvies a la realització de la tasca avaluables<text:tab/>3</text:span></text:a></text:p>
          <text:p text:style-name="P13"><text:a xlink:type="simple" xlink:href="#_mddm13ai61n6" text:style-name="Index_20_Link" text:visited-style-name="Index_20_Link"><text:span text:style-name="T16">3. Activitat 01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><text:span text:style-name="T14">UD03. Activitats avaluables (Presencial)</text:span></text:p>
      <text:list xml:id="list2697015573" text:style-name="WWNum3">
        <text:list-item>
          <text:p text:style-name="P32"><text:bookmark text:name="_dbh0n1vac4c8"/>Data d’entrega</text:p>
        </text:list-item>
      </text:list>
      <text:p text:style-name="Standard"><text:span text:style-name="T10">Data límit d'entrega: </text:span><text:span text:style-name="T18">Dilluns 21 <text:s/>d’octubre a les 23:55.</text:span></text:p>
      <text:p text:style-name="Standard">L’activitat serà avaluada quan haja passat la data límit d’entrega.</text:p>
      <text:p text:style-name="P23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53425314735412" text:continue-numbering="true" text:style-name="WWNum3">
        <text:list-item>
          <text:p text:style-name="P32"><text:bookmark text:name="_9maybllx2a09"/><text:soft-page-break/>Observacions prèvies a la realització de la tasca avaluables</text:p>
        </text:list-item>
      </text:list>
      <text:list xml:id="list3022879091" text:style-name="WWNum2">
        <text:list-item>
          <text:p text:style-name="P24">Has d’utilitzar el repositori GitHub creat per lliurar treballs del mòdul. Recordeu que el repositori GitHub:</text:p>
          <text:list>
            <text:list-item>
              <text:p text:style-name="P30">És un lloc de treball. Es valorarà si s’ha utilitzat correctament (pujant versions i no actuant únicament com un lloc on lliurar la tasca).</text:p>
            </text:list-item>
            <text:list-item>
              <text:p text:style-name="P30">És molt important que el repositori siga privat, per tal d’evitar una hipotètica còpia d’altres alumnes.</text:p>
            </text:list-item>
            <text:list-item>
              <text:p text:style-name="P30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0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6">Quan s’entreguen documents, aquests han de tindre una bona presentació. Encara que siga xicotet, ha de tindre portada, índex, capçalera, peu de pàgina (amb nombre de pàgines), a més de ser coherent en estil.</text:p>
        </text:list-item>
        <text:list-item>
          <text:p text:style-name="P26">Quan s’entregue fitxers amb codi han d’estar correctament formatats i abundantment comentats. </text:p>
          <text:list>
            <text:list-item>
              <text:p text:style-name="P30"><text:span text:style-name="T10">Nota</text:span>: podeu fer els comentaris a la llengua que vulgueu.</text:p>
            </text:list-item>
          </text:list>
        </text:list-item>
      </text:list>
      <text:list xml:id="list3901296243" text:style-name="WWNum4">
        <text:list-item>
          <text:p text:style-name="P28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3"><text:span text:style-name="T11"><text:s/>❕</text:span><text:span text:style-name="T12"> </text:span><text:span text:style-name="T10">Atenció: </text:span>no complir aquestes consideracions pot reduir la nota fins a 3 punts.</text:p>
      <text:p text:style-name="Standard"/>
      <text:list xml:id="list53425581605901" text:continue-list="list53425314735412" text:style-name="WWNum3">
        <text:list-item>
          <text:p text:style-name="P32"><text:bookmark text:name="_mddm13ai61n6"/>Activitat 01</text:p>
        </text:list-item>
      </text:list>
      <text:p text:style-name="P10">Fes un document on demostres que has realitzat amb èxit la instal·lació d’Odoo de les següents maneres:</text:p>
      <text:list xml:id="list732765218" text:style-name="WWNum1">
        <text:list-item>
          <text:p text:style-name="P25">Instal·lació i posada en marxa de zero en un sistema Ubuntu. Odoo pot estar en mode “producció” o mode “desenvolupament”.</text:p>
          <text:list>
            <text:list-item>
              <text:p text:style-name="P31">Pot ser una màquina virtual amb hipervisor o en un contenidor Docker.</text:p>
            </text:list-item>
          </text:list>
        </text:list-item>
        <text:list-item>
          <text:p text:style-name="P27">Posada en marxa utilitzant la imatge de Docker Hub d’Odoo i utilitzant comandaments Docker. <text:span text:style-name="T18">En aquest context volem tant la versió per a producció com per a desenvolupament</text:span>.</text:p>
        </text:list-item>
        <text:list-item>
          <text:p text:style-name="P29">Posada en marxa utilitzant la imatge de Docker Hub d’Odoo i utilitzant Docker Compose. <text:span text:style-name="T18">En aquest context volem tant la versió per a producció com per a desenvolupamen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3. Activitats avaluables</text:span></text:p>
      </style:header>
      <style:footer>
        <text:p text:style-name="MP4"><text:span text:style-name="MT1">Sistemes de gestió empresarial<text:tab/><text:tab/>UD03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9" meta:word-count="525" meta:character-count="3171" meta:non-whitespace-character-count="2690"/>
    <meta:generator>LibreOfficeDev/6.0.5.2$Linux_X86_64 LibreOffice_project/</meta:generator>
  </office:meta>
</office:document-meta>
</file>